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3b3b3" fo:border="0.0008in solid #000000"/>
      <style:text-properties fo:font-weight="bold"/>
    </style:style>
    <style:style style:name="ce2" style:family="table-cell" style:parent-style-name="Default">
      <style:table-cell-properties fo:background-color="transparent" fo:border="0.0008in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3b3b3"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124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644P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I/O Line</text:p>
          </table:table-cell>
          <table:table-cell table:style-name="ce1" table:number-columns-repeated="3"/>
          <table:table-cell table:style-name="ce1" office:value-type="string">
            <text:p>Comment</text:p>
          </table:table-cell>
          <table:table-cell table:style-name="ce4" office:value-type="string">
            <text:p>Application Function</text:p>
          </table:table-cell>
        </table:table-row>
        <table:table-row table:style-name="ro1">
          <table:table-cell office:value-type="string">
            <text:p>PA0</text:p>
          </table:table-cell>
          <table:table-cell office:value-type="string">
            <text:p>PCINT0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</table:table-row>
        <table:table-row table:style-name="ro1">
          <table:table-cell office:value-type="string">
            <text:p>PA1</text:p>
          </table:table-cell>
          <table:table-cell office:value-type="string">
            <text:p>PCINT1</text:p>
          </table:table-cell>
          <table:table-cell office:value-type="string">
            <text:p>ADC1</text:p>
          </table:table-cell>
          <table:table-cell table:number-columns-repeated="2"/>
          <table:table-cell office:value-type="string">
            <text:p>MAC Address Switch Input x02</text:p>
          </table:table-cell>
        </table:table-row>
        <table:table-row table:style-name="ro1">
          <table:table-cell office:value-type="string">
            <text:p>PA2</text:p>
          </table:table-cell>
          <table:table-cell office:value-type="string">
            <text:p>PCINT2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</table:table-row>
        <table:table-row table:style-name="ro1">
          <table:table-cell office:value-type="string">
            <text:p>PA3</text:p>
          </table:table-cell>
          <table:table-cell office:value-type="string">
            <text:p>PCINT3</text:p>
          </table:table-cell>
          <table:table-cell office:value-type="string">
            <text:p>ADC3</text:p>
          </table:table-cell>
          <table:table-cell table:number-columns-repeated="2"/>
          <table:table-cell office:value-type="string">
            <text:p>MAC Address Switch Input x08</text:p>
          </table:table-cell>
        </table:table-row>
        <table:table-row table:style-name="ro1">
          <table:table-cell office:value-type="string">
            <text:p>PA4</text:p>
          </table:table-cell>
          <table:table-cell office:value-type="string">
            <text:p>PCINT4</text:p>
          </table:table-cell>
          <table:table-cell office:value-type="string">
            <text:p>ADC4</text:p>
          </table:table-cell>
          <table:table-cell table:number-columns-repeated="2"/>
          <table:table-cell office:value-type="string">
            <text:p>MAC Address Switch Input x10</text:p>
          </table:table-cell>
        </table:table-row>
        <table:table-row table:style-name="ro1">
          <table:table-cell office:value-type="string">
            <text:p>PA5</text:p>
          </table:table-cell>
          <table:table-cell office:value-type="string">
            <text:p>PCINT5</text:p>
          </table:table-cell>
          <table:table-cell office:value-type="string">
            <text:p>ADC5</text:p>
          </table:table-cell>
          <table:table-cell table:number-columns-repeated="2"/>
          <table:table-cell office:value-type="string">
            <text:p>MAC Address Switch Input x20</text:p>
          </table:table-cell>
        </table:table-row>
        <table:table-row table:style-name="ro1">
          <table:table-cell office:value-type="string">
            <text:p>PA6</text:p>
          </table:table-cell>
          <table:table-cell office:value-type="string">
            <text:p>PCINT6</text:p>
          </table:table-cell>
          <table:table-cell office:value-type="string">
            <text:p>ADC6</text:p>
          </table:table-cell>
          <table:table-cell table:number-columns-repeated="2"/>
          <table:table-cell office:value-type="string">
            <text:p>MAC Address Switch Input x40</text:p>
          </table:table-cell>
        </table:table-row>
        <table:table-row table:style-name="ro1">
          <table:table-cell office:value-type="string">
            <text:p>PA7</text:p>
          </table:table-cell>
          <table:table-cell office:value-type="string">
            <text:p>PCINT7</text:p>
          </table:table-cell>
          <table:table-cell office:value-type="string">
            <text:p>ADC7</text:p>
          </table:table-cell>
          <table:table-cell table:number-columns-repeated="3"/>
        </table:table-row>
        <table:table-row table:style-name="ro1">
          <table:table-cell office:value-type="string">
            <text:p>PB0</text:p>
          </table:table-cell>
          <table:table-cell office:value-type="string">
            <text:p>PCINT8</text:p>
          </table:table-cell>
          <table:table-cell office:value-type="string">
            <text:p>XCK0</text:p>
          </table:table-cell>
          <table:table-cell office:value-type="string">
            <text:p>T0</text:p>
          </table:table-cell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 office:value-type="string">
            <text:p>PCINT9</text:p>
          </table:table-cell>
          <table:table-cell office:value-type="string">
            <text:p>CLKO</text:p>
          </table:table-cell>
          <table:table-cell office:value-type="string">
            <text:p>T1</text:p>
          </table:table-cell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 office:value-type="string">
            <text:p>PCINT10</text:p>
          </table:table-cell>
          <table:table-cell office:value-type="string">
            <text:p>INT2</text:p>
          </table:table-cell>
          <table:table-cell office:value-type="string">
            <text:p>AIN0</text:p>
          </table:table-cell>
          <table:table-cell table:number-columns-repeated="2"/>
        </table:table-row>
        <table:table-row table:style-name="ro1">
          <table:table-cell office:value-type="string">
            <text:p>PB3</text:p>
          </table:table-cell>
          <table:table-cell office:value-type="string">
            <text:p>PCINT11</text:p>
          </table:table-cell>
          <table:table-cell office:value-type="string">
            <text:p>OC0A</text:p>
          </table:table-cell>
          <table:table-cell office:value-type="string">
            <text:p>AIN1</text:p>
          </table:table-cell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PCINT12</text:p>
          </table:table-cell>
          <table:table-cell office:value-type="string">
            <text:p>OC0B</text:p>
          </table:table-cell>
          <table:table-cell office:value-type="string">
            <text:p>/SS</text:p>
          </table:table-cell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PCINT13</text:p>
          </table:table-cell>
          <table:table-cell office:value-type="string">
            <text:p>MOSI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B6</text:p>
          </table:table-cell>
          <table:table-cell office:value-type="string">
            <text:p>PCINT14</text:p>
          </table:table-cell>
          <table:table-cell office:value-type="string">
            <text:p>MISO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B7</text:p>
          </table:table-cell>
          <table:table-cell office:value-type="string">
            <text:p>PCINT15</text:p>
          </table:table-cell>
          <table:table-cell office:value-type="string">
            <text:p>SCK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C0</text:p>
          </table:table-cell>
          <table:table-cell table:style-name="ce3" office:value-type="string">
            <text:p>PCINT16</text:p>
          </table:table-cell>
          <table:table-cell office:value-type="string">
            <text:p>SCL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</table:table-row>
        <table:table-row table:style-name="ro1">
          <table:table-cell office:value-type="string">
            <text:p>PC1</text:p>
          </table:table-cell>
          <table:table-cell office:value-type="string">
            <text:p>PCINT17</text:p>
          </table:table-cell>
          <table:table-cell office:value-type="string">
            <text:p>SDA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</table:table-row>
        <table:table-row table:style-name="ro1">
          <table:table-cell office:value-type="string">
            <text:p>PC2</text:p>
          </table:table-cell>
          <table:table-cell office:value-type="string">
            <text:p>PCINT18</text:p>
          </table:table-cell>
          <table:table-cell office:value-type="string">
            <text:p>TCK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3</text:p>
          </table:table-cell>
          <table:table-cell office:value-type="string">
            <text:p>PCINT19</text:p>
          </table:table-cell>
          <table:table-cell office:value-type="string">
            <text:p>TMS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4</text:p>
          </table:table-cell>
          <table:table-cell office:value-type="string">
            <text:p>PCINT20</text:p>
          </table:table-cell>
          <table:table-cell office:value-type="string">
            <text:p>TDO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5</text:p>
          </table:table-cell>
          <table:table-cell office:value-type="string">
            <text:p>PCINT21</text:p>
          </table:table-cell>
          <table:table-cell office:value-type="string">
            <text:p>TDI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6</text:p>
          </table:table-cell>
          <table:table-cell office:value-type="string">
            <text:p>PCINT22</text:p>
          </table:table-cell>
          <table:table-cell office:value-type="string">
            <text:p>TOSC1</text:p>
          </table:table-cell>
          <table:table-cell table:number-columns-repeated="2"/>
          <table:table-cell office:value-type="string">
            <text:p>LED3</text:p>
          </table:table-cell>
        </table:table-row>
        <table:table-row table:style-name="ro1">
          <table:table-cell office:value-type="string">
            <text:p>PC7</text:p>
          </table:table-cell>
          <table:table-cell office:value-type="string">
            <text:p>PCINT23</text:p>
          </table:table-cell>
          <table:table-cell office:value-type="string">
            <text:p>TOSC2</text:p>
          </table:table-cell>
          <table:table-cell table:number-columns-repeated="2"/>
          <table:table-cell office:value-type="string">
            <text:p>LED4</text:p>
          </table:table-cell>
        </table:table-row>
        <table:table-row table:style-name="ro1">
          <table:table-cell office:value-type="string">
            <text:p>PD0</text:p>
          </table:table-cell>
          <table:table-cell office:value-type="string">
            <text:p>PCINT24</text:p>
          </table:table-cell>
          <table:table-cell table:style-name="ce3" office:value-type="string">
            <text:p>RXD0</text:p>
          </table:table-cell>
          <table:table-cell table:number-columns-repeated="2"/>
          <table:table-cell office:value-type="string">
            <text:p>RS-485 Transceiver (MAX485) DI</text:p>
          </table:table-cell>
        </table:table-row>
        <table:table-row table:style-name="ro1">
          <table:table-cell office:value-type="string">
            <text:p>PD1</text:p>
          </table:table-cell>
          <table:table-cell office:value-type="string">
            <text:p>PCINT25</text:p>
          </table:table-cell>
          <table:table-cell office:value-type="string">
            <text:p>TXD0</text:p>
          </table:table-cell>
          <table:table-cell table:number-columns-repeated="2"/>
          <table:table-cell office:value-type="string">
            <text:p>RS-485 Transceiver (MAX485) RO</text:p>
          </table:table-cell>
        </table:table-row>
        <table:table-row table:style-name="ro1">
          <table:table-cell office:value-type="string">
            <text:p>PD2</text:p>
          </table:table-cell>
          <table:table-cell office:value-type="string">
            <text:p>PCINT26</text:p>
          </table:table-cell>
          <table:table-cell table:style-name="ce3" office:value-type="string">
            <text:p>INT0</text:p>
          </table:table-cell>
          <table:table-cell office:value-type="string">
            <text:p>RXD1</text:p>
          </table:table-cell>
          <table:table-cell/>
          <table:table-cell office:value-type="string">
            <text:p>USB RS-232 TXD</text:p>
          </table:table-cell>
        </table:table-row>
        <table:table-row table:style-name="ro1">
          <table:table-cell office:value-type="string">
            <text:p>PD3</text:p>
          </table:table-cell>
          <table:table-cell office:value-type="string">
            <text:p>PCINT27</text:p>
          </table:table-cell>
          <table:table-cell office:value-type="string">
            <text:p>INT1</text:p>
          </table:table-cell>
          <table:table-cell office:value-type="string">
            <text:p>TXD1</text:p>
          </table:table-cell>
          <table:table-cell/>
          <table:table-cell office:value-type="string">
            <text:p>USB RS-232 RXD</text:p>
          </table:table-cell>
        </table:table-row>
        <table:table-row table:style-name="ro1">
          <table:table-cell office:value-type="string">
            <text:p>PD4</text:p>
          </table:table-cell>
          <table:table-cell office:value-type="string">
            <text:p>PCINT28</text:p>
          </table:table-cell>
          <table:table-cell office:value-type="string">
            <text:p>OC1B</text:p>
          </table:table-cell>
          <table:table-cell table:number-columns-repeated="2"/>
          <table:table-cell office:value-type="string">
            <text:p>RS-485 Transceiver (MAX485) DE/RE</text:p>
          </table:table-cell>
        </table:table-row>
        <table:table-row table:style-name="ro1">
          <table:table-cell office:value-type="string">
            <text:p>PD5</text:p>
          </table:table-cell>
          <table:table-cell office:value-type="string">
            <text:p>PCINT29</text:p>
          </table:table-cell>
          <table:table-cell office:value-type="string">
            <text:p>OC1A</text:p>
          </table:table-cell>
          <table:table-cell table:number-columns-repeated="3"/>
        </table:table-row>
        <table:table-row table:style-name="ro1">
          <table:table-cell office:value-type="string">
            <text:p>PD6</text:p>
          </table:table-cell>
          <table:table-cell office:value-type="string">
            <text:p>PCINT30</text:p>
          </table:table-cell>
          <table:table-cell office:value-type="string">
            <text:p>OC2B</text:p>
          </table:table-cell>
          <table:table-cell table:number-columns-repeated="2"/>
          <table:table-cell office:value-type="string">
            <text:p>LED1</text:p>
          </table:table-cell>
        </table:table-row>
        <table:table-row table:style-name="ro1">
          <table:table-cell office:value-type="string">
            <text:p>PD7</text:p>
          </table:table-cell>
          <table:table-cell office:value-type="string">
            <text:p>PCINT31</text:p>
          </table:table-cell>
          <table:table-cell office:value-type="string">
            <text:p>OC2A</text:p>
          </table:table-cell>
          <table:table-cell table:number-columns-repeated="2"/>
          <table:table-cell office:value-type="string">
            <text:p>LED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tting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Default" office:value-type="string">
            <text:p>Atmel AVR Calculation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FREQ_CPU</text:p>
          </table:table-cell>
          <table:table-cell office:value-type="float" office:value="18432000">
            <text:p>184320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USART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table:style-name="ce5"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Error</text:p>
          </table:table-cell>
          <table:table-cell office:value-type="string">
            <text:p>Actual (2x)</text:p>
          </table:table-cell>
          <table:table-cell table:style-name="ce5" office:value-type="string">
            <text:p>Error (2x)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ROUND([.$B$3]/(16*[.A7]))-1" office:value-type="float" office:value="119">
            <text:p>119</text:p>
          </table:table-cell>
          <table:table-cell table:style-name="ce5" table:formula="of:=ROUND([.$B$3]/(8*[.A7]))-1" office:value-type="float" office:value="239">
            <text:p>239</text:p>
          </table:table-cell>
          <table:table-cell table:formula="of:=[.$B$3]/16/([.B7]+1)" office:value-type="float" office:value="9600">
            <text:p>9600</text:p>
          </table:table-cell>
          <table:table-cell table:style-name="ce7" table:formula="of:=1-([.D7]/[.$A7])" office:value-type="percentage" office:value="0">
            <text:p>0.00%</text:p>
          </table:table-cell>
          <table:table-cell table:formula="of:=[.$B$3]/8/([.C7]+1)" office:value-type="float" office:value="9600">
            <text:p>9600</text:p>
          </table:table-cell>
          <table:table-cell table:style-name="ce7" table:formula="of:=1-([.F7]/[.$A7])" office:value-type="percentage" office:value="0">
            <text:p>0.00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ROUND([.$B$3]/(16*[.A8]))-1" office:value-type="float" office:value="59">
            <text:p>59</text:p>
          </table:table-cell>
          <table:table-cell table:style-name="ce5" table:formula="of:=ROUND([.$B$3]/(8*[.A8]))-1" office:value-type="float" office:value="119">
            <text:p>119</text:p>
          </table:table-cell>
          <table:table-cell table:formula="of:=[.$B$3]/16/([.B8]+1)" office:value-type="float" office:value="19200">
            <text:p>19200</text:p>
          </table:table-cell>
          <table:table-cell table:style-name="ce7" table:formula="of:=1-([.D8]/[.$A8])" office:value-type="percentage" office:value="0">
            <text:p>0.00%</text:p>
          </table:table-cell>
          <table:table-cell table:formula="of:=[.$B$3]/8/([.C8]+1)" office:value-type="float" office:value="19200">
            <text:p>19200</text:p>
          </table:table-cell>
          <table:table-cell table:style-name="ce7" table:formula="of:=1-([.F8]/[.$A8])" office:value-type="percentage" office:value="0">
            <text:p>0.00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ROUND([.$B$3]/(16*[.A9]))-1" office:value-type="float" office:value="29">
            <text:p>29</text:p>
          </table:table-cell>
          <table:table-cell table:style-name="ce5" table:formula="of:=ROUND([.$B$3]/(8*[.A9]))-1" office:value-type="float" office:value="59">
            <text:p>59</text:p>
          </table:table-cell>
          <table:table-cell table:formula="of:=[.$B$3]/16/([.B9]+1)" office:value-type="float" office:value="38400">
            <text:p>38400</text:p>
          </table:table-cell>
          <table:table-cell table:style-name="ce7" table:formula="of:=1-([.D9]/[.$A9])" office:value-type="percentage" office:value="0">
            <text:p>0.00%</text:p>
          </table:table-cell>
          <table:table-cell table:formula="of:=[.$B$3]/8/([.C9]+1)" office:value-type="float" office:value="38400">
            <text:p>38400</text:p>
          </table:table-cell>
          <table:table-cell table:style-name="ce7" table:formula="of:=1-([.F9]/[.$A9])" office:value-type="percentage" office:value="0">
            <text:p>0.00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ROUND([.$B$3]/(16*[.A10]))-1" office:value-type="float" office:value="19">
            <text:p>19</text:p>
          </table:table-cell>
          <table:table-cell table:style-name="ce5" table:formula="of:=ROUND([.$B$3]/(8*[.A10]))-1" office:value-type="float" office:value="39">
            <text:p>39</text:p>
          </table:table-cell>
          <table:table-cell table:formula="of:=[.$B$3]/16/([.B10]+1)" office:value-type="float" office:value="57600">
            <text:p>57600</text:p>
          </table:table-cell>
          <table:table-cell table:style-name="ce7" table:formula="of:=1-([.D10]/[.$A10])" office:value-type="percentage" office:value="0">
            <text:p>0.00%</text:p>
          </table:table-cell>
          <table:table-cell table:formula="of:=[.$B$3]/8/([.C10]+1)" office:value-type="float" office:value="57600">
            <text:p>57600</text:p>
          </table:table-cell>
          <table:table-cell table:style-name="ce7" table:formula="of:=1-([.F10]/[.$A10])" office:value-type="percentage" office:value="0">
            <text:p>0.00%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table:formula="of:=ROUND([.$B$3]/(16*[.A11]))-1" office:value-type="float" office:value="14">
            <text:p>14</text:p>
          </table:table-cell>
          <table:table-cell table:style-name="ce5" table:formula="of:=ROUND([.$B$3]/(8*[.A11]))-1" office:value-type="float" office:value="29">
            <text:p>29</text:p>
          </table:table-cell>
          <table:table-cell table:formula="of:=[.$B$3]/16/([.B11]+1)" office:value-type="float" office:value="76800">
            <text:p>76800</text:p>
          </table:table-cell>
          <table:table-cell table:style-name="ce7" table:formula="of:=1-([.D11]/[.$A11])" office:value-type="percentage" office:value="0">
            <text:p>0.00%</text:p>
          </table:table-cell>
          <table:table-cell table:formula="of:=[.$B$3]/8/([.C11]+1)" office:value-type="float" office:value="76800">
            <text:p>76800</text:p>
          </table:table-cell>
          <table:table-cell table:style-name="ce7" table:formula="of:=1-([.F11]/[.$A11])" office:value-type="percentage" office:value="0">
            <text:p>0.00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ROUND([.$B$3]/(16*[.A12]))-1" office:value-type="float" office:value="9">
            <text:p>9</text:p>
          </table:table-cell>
          <table:table-cell table:style-name="ce5" table:formula="of:=ROUND([.$B$3]/(8*[.A12]))-1" office:value-type="float" office:value="19">
            <text:p>19</text:p>
          </table:table-cell>
          <table:table-cell table:formula="of:=[.$B$3]/16/([.B12]+1)" office:value-type="float" office:value="115200">
            <text:p>115200</text:p>
          </table:table-cell>
          <table:table-cell table:style-name="ce7" table:formula="of:=1-([.D12]/[.$A12])" office:value-type="percentage" office:value="0">
            <text:p>0.00%</text:p>
          </table:table-cell>
          <table:table-cell table:formula="of:=[.$B$3]/8/([.C12]+1)" office:value-type="float" office:value="115200">
            <text:p>115200</text:p>
          </table:table-cell>
          <table:table-cell table:style-name="ce7" table:formula="of:=1-([.F12]/[.$A12])" office:value-type="percentage" office:value="0">
            <text:p>0.00%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0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8-bit</text:p>
          </table:table-cell>
          <table:table-cell table:style-name="Default" office:value-type="float" office:value="255">
            <text:p>255</text:p>
          </table:table-cell>
          <table:table-cell/>
        </table:table-row>
        <table:table-row table:style-name="ro1">
          <table:table-cell table:style-name="Default" office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5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8" office:value-type="string">
            <text:p>TCNT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17]" office:value-type="float" office:value="18432000">
            <text:p>18432000</text:p>
          </table:table-cell>
          <table:table-cell table:style-name="ce6" table:formula="of:=1/[.B17]" office:value-type="float" office:value="0.0000000542534722222222">
            <text:p>0.000000054</text:p>
          </table:table-cell>
          <table:table-cell table:formula="of:=0.001/[.C17]" office:value-type="float" office:value="18432">
            <text:p>18432</text:p>
          </table:table-cell>
          <table:table-cell table:formula="of:=[.B17]/1000" office:value-type="float" office:value="18432">
            <text:p>18432</text:p>
          </table:table-cell>
          <table:table-cell table:formula="of:=[.$F$14]-[.E17]" office:value-type="float" office:value="-18177">
            <text:p>-1817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18]" office:value-type="float" office:value="2304000">
            <text:p>2304000</text:p>
          </table:table-cell>
          <table:table-cell table:style-name="ce6" table:formula="of:=1/[.B18]" office:value-type="float" office:value="0.000000434027777777778">
            <text:p>0.000000434</text:p>
          </table:table-cell>
          <table:table-cell table:formula="of:=0.001/[.C18]" office:value-type="float" office:value="2304">
            <text:p>2304</text:p>
          </table:table-cell>
          <table:table-cell table:formula="of:=[.B18]/1000" office:value-type="float" office:value="2304">
            <text:p>2304</text:p>
          </table:table-cell>
          <table:table-cell table:formula="of:=[.$F$14]-[.E18]" office:value-type="float" office:value="-2049">
            <text:p>-204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19]" office:value-type="float" office:value="288000">
            <text:p>288000</text:p>
          </table:table-cell>
          <table:table-cell table:style-name="ce6" table:formula="of:=1/[.B19]" office:value-type="float" office:value="0.00000347222222222222">
            <text:p>0.000003472</text:p>
          </table:table-cell>
          <table:table-cell table:formula="of:=0.001/[.C19]" office:value-type="float" office:value="288">
            <text:p>288</text:p>
          </table:table-cell>
          <table:table-cell table:formula="of:=[.B19]/1000" office:value-type="float" office:value="288">
            <text:p>288</text:p>
          </table:table-cell>
          <table:table-cell table:formula="of:=[.$F$14]-[.E19]" office:value-type="float" office:value="-33">
            <text:p>-3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0]" office:value-type="float" office:value="72000">
            <text:p>72000</text:p>
          </table:table-cell>
          <table:table-cell table:style-name="ce6" table:formula="of:=1/[.B20]" office:value-type="float" office:value="0.0000138888888888889">
            <text:p>0.000013889</text:p>
          </table:table-cell>
          <table:table-cell table:formula="of:=0.001/[.C20]" office:value-type="float" office:value="72">
            <text:p>72</text:p>
          </table:table-cell>
          <table:table-cell table:formula="of:=[.B20]/1000" office:value-type="float" office:value="72">
            <text:p>72</text:p>
          </table:table-cell>
          <table:table-cell table:formula="of:=[.$F$14]-[.E20]"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21]" office:value-type="float" office:value="18000">
            <text:p>18000</text:p>
          </table:table-cell>
          <table:table-cell table:style-name="ce6" table:formula="of:=1/[.B21]" office:value-type="float" office:value="0.0000555555555555556">
            <text:p>0.000055556</text:p>
          </table:table-cell>
          <table:table-cell table:formula="of:=0.001/[.C21]" office:value-type="float" office:value="18">
            <text:p>18</text:p>
          </table:table-cell>
          <table:table-cell table:formula="of:=[.B21]/1000" office:value-type="float" office:value="18">
            <text:p>18</text:p>
          </table:table-cell>
          <table:table-cell table:formula="of:=[.$F$14]-[.E21]" office:value-type="float" office:value="237">
            <text:p>23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1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16-bit</text:p>
          </table:table-cell>
          <table:table-cell table:style-name="Default" office:value-type="float" office:value="65535">
            <text:p>65535</text:p>
          </table:table-cell>
          <table:table-cell/>
        </table:table-row>
        <table:table-row table:style-name="ro1">
          <table:table-cell table:style-name="Default" office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5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office:value-type="string">
            <text:p>TCNT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26]" office:value-type="float" office:value="18432000">
            <text:p>18432000</text:p>
          </table:table-cell>
          <table:table-cell table:style-name="ce6" table:formula="of:=1/[.B26]" office:value-type="float" office:value="0.0000000542534722222222">
            <text:p>0.000000054</text:p>
          </table:table-cell>
          <table:table-cell table:formula="of:=0.001/[.C26]" office:value-type="float" office:value="18432">
            <text:p>18432</text:p>
          </table:table-cell>
          <table:table-cell table:formula="of:=[.B26]/1000" office:value-type="float" office:value="18432">
            <text:p>18432</text:p>
          </table:table-cell>
          <table:table-cell table:formula="of:=[.$F$23]-[.E26]" office:value-type="float" office:value="47103">
            <text:p>471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27]" office:value-type="float" office:value="2304000">
            <text:p>2304000</text:p>
          </table:table-cell>
          <table:table-cell table:style-name="ce6" table:formula="of:=1/[.B27]" office:value-type="float" office:value="0.000000434027777777778">
            <text:p>0.000000434</text:p>
          </table:table-cell>
          <table:table-cell table:formula="of:=0.001/[.C27]" office:value-type="float" office:value="2304">
            <text:p>2304</text:p>
          </table:table-cell>
          <table:table-cell table:formula="of:=[.B27]/1000" office:value-type="float" office:value="2304">
            <text:p>2304</text:p>
          </table:table-cell>
          <table:table-cell table:formula="of:=[.$F$23]-[.E27]" office:value-type="float" office:value="63231">
            <text:p>6323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28]" office:value-type="float" office:value="288000">
            <text:p>288000</text:p>
          </table:table-cell>
          <table:table-cell table:style-name="ce6" table:formula="of:=1/[.B28]" office:value-type="float" office:value="0.00000347222222222222">
            <text:p>0.000003472</text:p>
          </table:table-cell>
          <table:table-cell table:formula="of:=0.001/[.C28]" office:value-type="float" office:value="288">
            <text:p>288</text:p>
          </table:table-cell>
          <table:table-cell table:formula="of:=[.B28]/1000" office:value-type="float" office:value="288">
            <text:p>288</text:p>
          </table:table-cell>
          <table:table-cell table:formula="of:=[.$F$23]-[.E28]" office:value-type="float" office:value="65247">
            <text:p>6524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9]" office:value-type="float" office:value="72000">
            <text:p>72000</text:p>
          </table:table-cell>
          <table:table-cell table:style-name="ce6" table:formula="of:=1/[.B29]" office:value-type="float" office:value="0.0000138888888888889">
            <text:p>0.000013889</text:p>
          </table:table-cell>
          <table:table-cell table:formula="of:=0.001/[.C29]" office:value-type="float" office:value="72">
            <text:p>72</text:p>
          </table:table-cell>
          <table:table-cell table:formula="of:=[.B29]/1000" office:value-type="float" office:value="72">
            <text:p>72</text:p>
          </table:table-cell>
          <table:table-cell table:formula="of:=[.$F$23]-[.E29]" office:value-type="float" office:value="65463">
            <text:p>6546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30]" office:value-type="float" office:value="18000">
            <text:p>18000</text:p>
          </table:table-cell>
          <table:table-cell table:style-name="ce6" table:formula="of:=1/[.B30]" office:value-type="float" office:value="0.0000555555555555556">
            <text:p>0.000055556</text:p>
          </table:table-cell>
          <table:table-cell table:formula="of:=0.001/[.C30]" office:value-type="float" office:value="18">
            <text:p>18</text:p>
          </table:table-cell>
          <table:table-cell table:formula="of:=[.B30]/1000" office:value-type="float" office:value="18">
            <text:p>18</text:p>
          </table:table-cell>
          <table:table-cell table:formula="of:=[.$F$23]-[.E30]" office:value-type="float" office:value="65517">
            <text:p>655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9">05/09/2009</text:date>, <text:time>06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ve Karg</meta:initial-creator>
    <meta:creation-date>2007-08-16T11:55:27</meta:creation-date>
    <dc:date>2009-05-09T06:41:24.33</dc:date>
    <dc:language>en-US</dc:language>
    <meta:editing-cycles>21</meta:editing-cycles>
    <meta:editing-duration>PT04H47M33S</meta:editing-duration>
    <meta:document-statistic meta:table-count="2" meta:cell-count="274" meta:object-count="0"/>
    <meta:user-defined meta:name="Info 1"/>
    <meta:user-defined meta:name="Info 2"/>
    <meta:user-defined meta:name="Info 3"/>
    <meta:user-defined meta:name="Info 4"/>
  </office:meta>
</office:document-meta>
</file>